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4ecb" officeooo:paragraph-rsid="00164ecb"/>
    </style:style>
    <style:style style:name="P2" style:family="paragraph" style:parent-style-name="Standard">
      <style:text-properties officeooo:rsid="0017dabb" officeooo:paragraph-rsid="00164ecb"/>
    </style:style>
    <style:style style:name="P3" style:family="paragraph" style:parent-style-name="Standard">
      <style:text-properties officeooo:rsid="0017dabb" officeooo:paragraph-rsid="0017dabb"/>
    </style:style>
    <style:style style:name="P4" style:family="paragraph" style:parent-style-name="Standard">
      <style:text-properties officeooo:rsid="0017dabb" officeooo:paragraph-rsid="00192fca"/>
    </style:style>
    <style:style style:name="P5" style:family="paragraph" style:parent-style-name="Standard">
      <style:text-properties style:text-underline-style="solid" style:text-underline-width="auto" style:text-underline-color="font-color" officeooo:rsid="0017dabb" officeooo:paragraph-rsid="00164ecb"/>
    </style:style>
    <style:style style:name="P6" style:family="paragraph" style:parent-style-name="Standard">
      <style:text-properties officeooo:rsid="0019e0f9" officeooo:paragraph-rsid="0019e0f9"/>
    </style:style>
    <style:style style:name="P7" style:family="paragraph" style:parent-style-name="Table_20_Contents">
      <style:text-properties officeooo:rsid="0018e703" officeooo:paragraph-rsid="0018e703"/>
    </style:style>
    <style:style style:name="P8" style:family="paragraph" style:parent-style-name="Table_20_Contents">
      <style:text-properties officeooo:rsid="0018e703" officeooo:paragraph-rsid="0019e0f9"/>
    </style:style>
    <style:style style:name="T1" style:family="text">
      <style:text-properties officeooo:rsid="00192fca"/>
    </style:style>
    <style:style style:name="T2" style:family="text">
      <style:text-properties officeooo:rsid="0019e0f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a</text:p>
      <text:p text:style-name="P3">Distribuci`on de perdida de leche por <text:s/>MSC</text:p>
      <text:p text:style-name="P1">Litros perdido por mastitis subclinica, o sea mc = 0</text:p>
      <text:p text:style-name="P1">Ordenar “perdida diaria” de menor a mayor</text:p>
      <text:p text:style-name="P1">Calcular los Intervalos con la siguiente formula</text:p>
      <text:p text:style-name="P1">(“Maxima perdida” - “Minima perdida”) / CantIntervalo por ahora 5</text:p>
      <text:p text:style-name="P1">ej:</text:p>
      <text:p text:style-name="P1">Max=100 Min=0 CantInt=5</text:p>
      <text:p text:style-name="P1">0-20 21-30 31-40 41-50 51-60 …....... </text:p>
      <text:p text:style-name="P1">Por cada intervalo calculo la cantidad de vacas que tienen entre esa perdida</text:p>
      <text:p text:style-name="P1"/>
      <text:p text:style-name="P1">Eje y= Frecuencia relativa (porcentaje de la cantidad de vacas en el intervalo=</text:p>
      <text:p text:style-name="P1">Eje x = Intervalo</text:p>
      <text:p text:style-name="P5"/>
      <text:p text:style-name="P3">BOX PLOT <text:span text:style-name="T2">tambien con msc</text:span></text:p>
      <text:p text:style-name="P3"/>
      <text:p text:style-name="P3">Ordenar las perdidas de litro de menor a mayor</text:p>
      <text:p text:style-name="P6">Cant <text:s/>= cantidad de animales con msc(son todos los ordenados)</text:p>
      <text:p text:style-name="P3"/>
      <text:p text:style-name="P3">Q1= <text:span text:style-name="T2">cant</text:span> /4 <text:span text:style-name="T1">(da la posicion de la lista de perdidas ordenada)</text:span></text:p>
      <text:p text:style-name="P4">Q2= <text:span text:style-name="T2">cant/2</text:span> <text:span text:style-name="T1">(da la posicion de la lista de perdidas ordenada)</text:span></text:p>
      <text:p text:style-name="P4">Q3= <text:span text:style-name="T2">(cant/4) *</text:span>3 <text:span text:style-name="T1">(da la posicion de la lista de perdidas ordenada)</text:span></text:p>
      <text:p text:style-name="P6">Si los valores dan flotante tomar el promedio de las dos posiciones por ejemplo</text:p>
      <text:p text:style-name="P6">posicion = 10.33 hacer (pos10 * pos11)/2 eso da el litro</text:p>
      <text:p text:style-name="P2"/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Q</text:p>
          </table:table-cell>
          <table:table-cell table:style-name="Tabla1.B1" office:value-type="string">
            <text:p text:style-name="P7">Litros</text:p>
          </table:table-cell>
        </table:table-row>
        <table:table-row>
          <table:table-cell table:style-name="Tabla1.A2" office:value-type="string">
            <text:p text:style-name="P7">Q1 25 % de las vacas </text:p>
          </table:table-cell>
          <table:table-cell table:style-name="Tabla1.B2" office:value-type="string">
            <text:p text:style-name="P7"><text:span text:style-name="T2">lista[q1]</text:span>Hasta 7 lts</text:p>
          </table:table-cell>
        </table:table-row>
        <table:table-row>
          <table:table-cell table:style-name="Tabla1.A2" office:value-type="string">
            <text:p text:style-name="P7">Q2 50 % de las vacas </text:p>
          </table:table-cell>
          <table:table-cell table:style-name="Tabla1.B2" office:value-type="string">
            <text:p text:style-name="P8"><text:span text:style-name="T2">lista[q2]</text:span>Hasta <text:span text:style-name="T2">32</text:span></text:p>
          </table:table-cell>
        </table:table-row>
        <table:table-row>
          <table:table-cell table:style-name="Tabla1.A2" office:value-type="string">
            <text:p text:style-name="P7">Q3 75% de las vacas</text:p>
          </table:table-cell>
          <table:table-cell table:style-name="Tabla1.B2" office:value-type="string">
            <text:p text:style-name="P8"><text:span text:style-name="T2">lista[q3</text:span><text:span text:style-name="T2">]</text:span>Hasta 22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5:59:57.957585562</meta:creation-date>
    <dc:date>2015-04-16T16:25:10.924365734</dc:date>
    <meta:editing-duration>PT16M37S</meta:editing-duration>
    <meta:editing-cycles>6</meta:editing-cycles>
    <meta:generator>LibreOffice/4.2.7.2$Linux_x86 LibreOffice_project/420m0$Build-2</meta:generator>
    <meta:document-statistic meta:table-count="1" meta:image-count="0" meta:object-count="0" meta:page-count="1" meta:paragraph-count="28" meta:word-count="192" meta:character-count="1069" meta:non-whitespace-character-count="900"/>
  </office:meta>
</office:document-meta>
</file>